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80000007D0DA0078F46D83E0C8.png" manifest:media-type="image/png"/>
  <manifest:file-entry manifest:full-path="Pictures/1000020100000C80000007D0FAA79666439A6CD8.png" manifest:media-type="image/png"/>
  <manifest:file-entry manifest:full-path="Pictures/1000020100000C80000007D086EF9035621636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6.288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cm" svg:height="1.9cm" svg:x="1.6cm" svg:y="1.6cm">
          <draw:text-box>
            <text:p><text:span text:style-name="T1">Assignment:Create a website using HTML5 &amp; CSS3</text:span></text:p>
            <text:p/>
          </draw:text-box>
        </draw:frame>
        <draw:frame draw:style-name="gr2" draw:text-style-name="P2" draw:layer="layout" svg:width="18.999cm" svg:height="10.674cm" svg:x="1.001cm" svg:y="3.426cm">
          <draw:image xlink:href="Pictures/1000020100000C80000007D086EF903562163603.png" xlink:type="simple" xlink:show="embed" xlink:actuate="onLoad" loext:mime-type="image/png">
            <text:p/>
          </draw:image>
        </draw:frame>
        <draw:frame draw:style-name="gr2" draw:text-style-name="P2" draw:layer="layout" svg:width="18.999cm" svg:height="11.874cm" svg:x="1.001cm" svg:y="12.2cm">
          <draw:image xlink:href="Pictures/1000020100000C80000007D0FAA79666439A6CD8.png" xlink:type="simple" xlink:show="embed" xlink:actuate="onLoad" loext:mime-type="image/png">
            <text:p/>
          </draw:image>
        </draw:frame>
        <draw:frame draw:style-name="gr3" draw:text-style-name="P2" draw:layer="layout" svg:width="18.999cm" svg:height="5.974cm" svg:x="1.001cm" svg:y="22.8cm">
          <draw:image xlink:href="Pictures/1000020100000C80000007D0DA0078F46D83E0C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4:52:12.834882317</meta:creation-date>
    <dc:date>2023-03-08T15:07:20.127200653</dc:date>
    <meta:editing-duration>PT4M37S</meta:editing-duration>
    <meta:editing-cycles>1</meta:editing-cycles>
    <meta:document-statistic meta:object-count="4"/>
    <meta:generator>LibreOffice/6.4.7.2$Linux_X86_64 LibreOffice_project/40$Build-2</meta:generator>
  </office:meta>
</office:document-meta>
</file>